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3e03"/>
    </style:style>
    <style:style style:name="P2" style:family="paragraph" style:parent-style-name="Standard">
      <style:paragraph-properties fo:text-align="start" style:justify-single-word="false"/>
      <style:text-properties officeooo:paragraph-rsid="00153e03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53e0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3e0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53e03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7a5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4">Centripetal Force and Acceleration</text:span></text:p>
      <text:p text:style-name="P2"/>
      <text:list xml:id="list8383180756910186885" text:style-name="L1">
        <text:list-item>
          <text:p text:style-name="P4">A carnival ride has a circular wheel with a radius of 3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423985833599" text:continue-numbering="true" text:style-name="L1">
        <text:list-item>
          <text:p text:style-name="P4">You are swinging a bucket of water around in a vertical circle, with a radius of 1 meter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140423896189443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0424674695364" text:continue-numbering="true" text:style-name="L1">
        <text:list-item>
          <text:p text:style-name="P4">A compact disk will shatter if its rotational rate exceeds 28,0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424799518610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0425115379153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3 times per second. <text:s/></text:p>
          <text:list>
            <text:list-item>
              <text:p text:style-name="P5">What is the <text:span text:style-name="T5">circumference</text:span>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40424097623585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423780455318" text:continue-numbering="true" text:style-name="L1">
        <text:list-item>
          <text:list>
            <text:list-item>
              <text:p text:style-name="P4">What is the acceleration that batman feels? <text:s/>How many g<text:span text:style-name="T2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425271384602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423658949406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140424577984476" text:continue-numbering="true" text:style-name="L1">
        <text:list-item>
          <text:p text:style-name="P4">A penny is placed on top of a horizontal turntable, 5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55DAA5.png" xlink:type="simple" xlink:show="embed" xlink:actuate="onLoad"/></draw:frame> <text:s text:c="20"/>Name:<text:tab/><text:tab/><text:date style:data-style-name="N37" text:date-value="2016-08-19T14:04:23.229642016" text:date-adjust="PT24H00M00S">08/2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8.834837680</meta:creation-date>
    <meta:editing-duration>PT2M47S</meta:editing-duration>
    <meta:editing-cycles>5</meta:editing-cycles>
    <meta:generator>LibreOffice/4.3.7.2$Linux_X86_64 LibreOffice_project/430$Build-2</meta:generator>
    <dc:date>2016-08-19T14:04:23.100874766</dc:date>
    <meta:document-statistic meta:table-count="0" meta:image-count="2" meta:object-count="0" meta:page-count="2" meta:paragraph-count="17" meta:word-count="308" meta:character-count="1602" meta:non-whitespace-character-count="1278"/>
  </office:meta>
</office:document-meta>
</file>